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BasedProfileManag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oupBasedProfileManager.prepareObject( Object object , PortalService servi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GroupBasedProfileManager.getCopletInstanceDatas( final ProfileLS loader , final UserProfile profile , final UserInfo info , final PortalService service , final String categ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GroupBasedProfileManager.unregister( Layout lay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upBasedProfileManager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BasedProfileManager.getLayout( final ProfileLS loader , final UserProfile profile , final UserInfo info , final PortalService service , final String categ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GroupBasedProfileManager.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upBasedProfileManager.removeUserProfi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roupBasedProfileManager.buildKey( String category , String profileType , UserInfo info , boolean loa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GroupBasedProfileManager.loadProfile( final String layoutKey , final PortalService servi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GroupBasedProfileManager.getGlobalBaseDatas( final ProfileLS loader , final UserInfo info , final PortalService servi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GroupBasedProfileManag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oupBasedProfileManager.getCopletData( String copletData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upBasedProfileManager.getCopletInstanceData( String cople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upBasedProfileManag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BasedProfileManager.getCopletData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upBasedProfileManager.getUserProfile( String layout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roupBasedProfileManager.getPortalLayout( String layoutKey , String layout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GroupBasedProfileManager.storeUserProfile( String layoutKey , PortalService service , UserProfile pro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upBasedProfileManager.getCopletInstanceData( CopletData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roupBasedProfileManager.saveUserCopletInstanceDatas( String layout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GroupBasedProfileManager.storeProfile( Layout rootLayout , String layout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roupBasedProfileManager.getU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roupBasedProfileManager.logou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GroupBasedProfileManager.saveUserLayout( String layout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GroupBasedProfileManager.unregister( CopletInstanceData cop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upBasedProfileManager.getGlobalDatas( final ProfileLS loader , final UserInfo info , final PortalService service , final UserProfile pro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GroupBasedProfileManager.register( Layout lay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upBasedProfileManager.getCopletInstanceData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upBasedProfileManager.isSourceNotFoundException(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oupBasedProfileManager.register( CopletInstanceData cop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